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epositoryException.UserRepository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positoryException.UserRepositor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positoryException.UserRepository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epositoryException.UserRepository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